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4.8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10" table:default-cell-style-name="ce2"/>
        <table:table-column table:style-name="co1" table:number-columns-repeated="7" table:default-cell-style-name="Default"/>
        <table:table-row table:style-name="ro1">
          <table:table-cell table:number-columns-repeated="3"/>
          <table:table-cell table:style-name="Default" table:number-columns-repeated="10"/>
          <table:table-cell table:number-columns-repeated="7"/>
        </table:table-row>
        <table:table-row table:style-name="ro1">
          <table:table-cell table:style-name="ce1" office:value-type="string" calcext:value-type="string">
            <text:p>Fleet Testing</text:p>
          </table:table-cell>
          <table:table-cell table:style-name="ce1" table:number-columns-repeated="2"/>
          <table:table-cell table:style-name="ce1" office:value-type="string" calcext:value-type="string">
            <text:p>Seed</text:p>
          </table:table-cell>
          <table:table-cell table:style-name="Default" table:number-columns-repeated="9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ankers</text:p>
          </table:table-cell>
          <table:table-cell table:style-name="Default" table:number-columns-repeated="10"/>
          <table:table-cell office:value-type="string" calcext:value-type="string">
            <text:p>Average 30</text:p>
          </table:table-cell>
          <table:table-cell table:number-columns-repeated="4"/>
          <table:table-cell office:value-type="string" calcext:value-type="string">
            <text:p>Average 10</text:p>
          </table:table-cell>
          <table:table-cell office:value-type="string" calcext:value-type="string">
            <text:p>Per tank</text:p>
          </table:table-cell>
        </table:table-row>
        <table:table-row table:style-name="ro1"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Description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sks are Claimed by tankers, not smart co ordination, 3 tankers</text:p>
          </table:table-cell>
          <table:table-cell office:value-type="float" office:value="3" calcext:value-type="float">
            <text:p>3</text:p>
          </table:table-cell>
          <table:table-cell office:value-type="float" office:value="116928" calcext:value-type="float">
            <text:p>116928</text:p>
          </table:table-cell>
          <table:table-cell office:value-type="float" office:value="94110" calcext:value-type="float">
            <text:p>94110</text:p>
          </table:table-cell>
          <table:table-cell office:value-type="float" office:value="115567" calcext:value-type="float">
            <text:p>115567</text:p>
          </table:table-cell>
          <table:table-cell office:value-type="float" office:value="101117" calcext:value-type="float">
            <text:p>101117</text:p>
          </table:table-cell>
          <table:table-cell office:value-type="float" office:value="114343" calcext:value-type="float">
            <text:p>114343</text:p>
          </table:table-cell>
          <table:table-cell office:value-type="float" office:value="106074" calcext:value-type="float">
            <text:p>106074</text:p>
          </table:table-cell>
          <table:table-cell office:value-type="float" office:value="121209" calcext:value-type="float">
            <text:p>121209</text:p>
          </table:table-cell>
          <table:table-cell office:value-type="float" office:value="104710" calcext:value-type="float">
            <text:p>104710</text:p>
          </table:table-cell>
          <table:table-cell office:value-type="float" office:value="130971" calcext:value-type="float">
            <text:p>130971</text:p>
          </table:table-cell>
          <table:table-cell office:value-type="float" office:value="103453" calcext:value-type="float">
            <text:p>103453</text:p>
          </table:table-cell>
          <table:table-cell table:number-columns-repeated="5"/>
          <table:table-cell table:formula="of:=SUM([.D5:.M5])/10" office:value-type="float" office:value="110848.2" calcext:value-type="float">
            <text:p>110848.2</text:p>
          </table:table-cell>
          <table:table-cell table:formula="of:=[.S5]/[.C5]" office:value-type="float" office:value="36949.4" calcext:value-type="float">
            <text:p>36949.4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string" calcext:value-type="string">
            <text:p>2 tankers</text:p>
          </table:table-cell>
          <table:table-cell office:value-type="float" office:value="2" calcext:value-type="float">
            <text:p>2</text:p>
          </table:table-cell>
          <table:table-cell office:value-type="float" office:value="106894" calcext:value-type="float">
            <text:p>106894</text:p>
          </table:table-cell>
          <table:table-cell office:value-type="float" office:value="117077" calcext:value-type="float">
            <text:p>117077</text:p>
          </table:table-cell>
          <table:table-cell office:value-type="float" office:value="117708" calcext:value-type="float">
            <text:p>117708</text:p>
          </table:table-cell>
          <table:table-cell office:value-type="float" office:value="104807" calcext:value-type="float">
            <text:p>104807</text:p>
          </table:table-cell>
          <table:table-cell office:value-type="float" office:value="115098" calcext:value-type="float">
            <text:p>115098</text:p>
          </table:table-cell>
          <table:table-cell office:value-type="float" office:value="111790" calcext:value-type="float">
            <text:p>111790</text:p>
          </table:table-cell>
          <table:table-cell office:value-type="float" office:value="125221" calcext:value-type="float">
            <text:p>125221</text:p>
          </table:table-cell>
          <table:table-cell office:value-type="float" office:value="118224" calcext:value-type="float">
            <text:p>118224</text:p>
          </table:table-cell>
          <table:table-cell office:value-type="float" office:value="137159" calcext:value-type="float">
            <text:p>137159</text:p>
          </table:table-cell>
          <table:table-cell office:value-type="float" office:value="106602" calcext:value-type="float">
            <text:p>106602</text:p>
          </table:table-cell>
          <table:table-cell table:number-columns-repeated="5"/>
          <table:table-cell table:formula="of:=SUM([.D6:.M6])/10" office:value-type="float" office:value="116058" calcext:value-type="float">
            <text:p>116058</text:p>
          </table:table-cell>
          <table:table-cell table:formula="of:=[.S6]/[.C6]" office:value-type="float" office:value="58029" calcext:value-type="float">
            <text:p>58029</text:p>
          </table:table-cell>
        </table:table-row>
        <table:table-row table:style-name="ro1">
          <table:table-cell/>
          <table:table-cell office:value-type="string" calcext:value-type="string">
            <text:p>4 tankers</text:p>
          </table:table-cell>
          <table:table-cell office:value-type="float" office:value="4" calcext:value-type="float">
            <text:p>4</text:p>
          </table:table-cell>
          <table:table-cell office:value-type="float" office:value="98258" calcext:value-type="float">
            <text:p>98258</text:p>
          </table:table-cell>
          <table:table-cell office:value-type="float" office:value="98867" calcext:value-type="float">
            <text:p>98867</text:p>
          </table:table-cell>
          <table:table-cell office:value-type="float" office:value="102727" calcext:value-type="float">
            <text:p>102727</text:p>
          </table:table-cell>
          <table:table-cell office:value-type="float" office:value="93032" calcext:value-type="float">
            <text:p>93032</text:p>
          </table:table-cell>
          <table:table-cell office:value-type="float" office:value="97126" calcext:value-type="float">
            <text:p>97126</text:p>
          </table:table-cell>
          <table:table-cell office:value-type="float" office:value="85183" calcext:value-type="float">
            <text:p>85183</text:p>
          </table:table-cell>
          <table:table-cell office:value-type="float" office:value="119693" calcext:value-type="float">
            <text:p>119693</text:p>
          </table:table-cell>
          <table:table-cell office:value-type="float" office:value="95067" calcext:value-type="float">
            <text:p>95067</text:p>
          </table:table-cell>
          <table:table-cell office:value-type="float" office:value="121180" calcext:value-type="float">
            <text:p>121180</text:p>
          </table:table-cell>
          <table:table-cell office:value-type="float" office:value="70601" calcext:value-type="float">
            <text:p>70601</text:p>
          </table:table-cell>
          <table:table-cell table:number-columns-repeated="5"/>
          <table:table-cell table:formula="of:=SUM([.D7:.M7])/10" office:value-type="float" office:value="98173.4" calcext:value-type="float">
            <text:p>98173.4</text:p>
          </table:table-cell>
          <table:table-cell table:formula="of:=[.S7]/[.C7]" office:value-type="float" office:value="24543.35" calcext:value-type="float">
            <text:p>24543.35</text:p>
          </table:table-cell>
        </table:table-row>
        <table:table-row table:style-name="ro1">
          <table:table-cell table:number-columns-repeated="18"/>
          <table:table-cell table:formula="of:=SUM([.D8:.M8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8"/>
          <table:table-cell table:formula="of:=SUM([.D9:.M9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8"/>
          <table:table-cell table:formula="of:=SUM([.D10:.M10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8"/>
          <table:table-cell table:formula="of:=SUM([.D11:.M11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8"/>
          <table:table-cell table:formula="of:=SUM([.D12:.M12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8"/>
          <table:table-cell table:formula="of:=SUM([.D13:.M13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8"/>
          <table:table-cell table:formula="of:=SUM([.D14:.M14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8"/>
          <table:table-cell table:formula="of:=SUM([.D15:.M15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8"/>
          <table:table-cell table:formula="of:=SUM([.D16:.M16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8"/>
          <table:table-cell table:formula="of:=SUM([.D17:.M17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8"/>
          <table:table-cell table:formula="of:=SUM([.D18:.M18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8"/>
          <table:table-cell table:formula="of:=SUM([.D19:.M19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8"/>
          <table:table-cell table:formula="of:=SUM([.D20:.M20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8"/>
          <table:table-cell table:formula="of:=SUM([.D21:.M21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8"/>
          <table:table-cell table:formula="of:=SUM([.D22:.M22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8"/>
          <table:table-cell table:formula="of:=SUM([.D23:.M23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8"/>
          <table:table-cell table:formula="of:=SUM([.D24:.M24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8"/>
          <table:table-cell table:formula="of:=SUM([.D25:.M25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8"/>
          <table:table-cell table:formula="of:=SUM([.D26:.M26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8"/>
          <table:table-cell table:formula="of:=SUM([.D27:.M27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8"/>
          <table:table-cell table:formula="of:=SUM([.D28:.M28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8"/>
          <table:table-cell table:formula="of:=SUM([.D29:.M29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8"/>
          <table:table-cell table:formula="of:=SUM([.D30:.M30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8"/>
          <table:table-cell table:formula="of:=SUM([.D31:.M31])/10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4:31:36.018000000</meta:creation-date>
    <dc:date>2019-03-26T20:00:25.913000000</dc:date>
    <meta:editing-duration>PT4H58M27S</meta:editing-duration>
    <meta:editing-cycles>6</meta:editing-cycles>
    <meta:generator>LibreOffice/6.1.2.1$Windows_X86_64 LibreOffice_project/65905a128db06ba48db947242809d14d3f9a93fe</meta:generator>
    <meta:document-statistic meta:table-count="1" meta:cell-count="87" meta:object-count="0"/>
  </office:meta>
</office:document-meta>
</file>